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3" svg:font-family="'Times New Roman'" style:font-adornments="Kursiv"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2" officeooo:rsid="0003e9a5" officeooo:paragraph-rsid="0003e9a5"/>
    </style:style>
    <style:style style:name="P2" style:family="paragraph" style:parent-style-name="Text_20_body">
      <style:text-properties officeooo:rsid="010d1a17" officeooo:paragraph-rsid="010e9434"/>
    </style:style>
    <style:style style:name="P3" style:family="paragraph" style:parent-style-name="Text_20_body">
      <style:text-properties officeooo:paragraph-rsid="01c5c362"/>
    </style:style>
    <style:style style:name="P4" style:family="paragraph" style:parent-style-name="Text_20_body">
      <style:text-properties officeooo:paragraph-rsid="01c12c29"/>
    </style:style>
    <style:style style:name="P5" style:family="paragraph" style:parent-style-name="Text_20_body">
      <style:text-properties officeooo:rsid="01c12c29" officeooo:paragraph-rsid="01c12c29"/>
    </style:style>
    <style:style style:name="P6" style:family="paragraph" style:parent-style-name="Text_20_body">
      <style:text-properties officeooo:rsid="01c4553a" officeooo:paragraph-rsid="01c4553a"/>
    </style:style>
    <style:style style:name="P7" style:family="paragraph" style:parent-style-name="Text_20_body">
      <style:text-properties officeooo:rsid="01c50422" officeooo:paragraph-rsid="01c50422"/>
    </style:style>
    <style:style style:name="P8" style:family="paragraph" style:parent-style-name="Text_20_body">
      <style:text-properties officeooo:rsid="01c50422" officeooo:paragraph-rsid="01c5c362"/>
    </style:style>
    <style:style style:name="P9" style:family="paragraph" style:parent-style-name="Text_20_body">
      <style:text-properties officeooo:rsid="01c5c362" officeooo:paragraph-rsid="01c5c362"/>
    </style:style>
    <style:style style:name="P10" style:family="paragraph" style:parent-style-name="Text_20_body">
      <style:text-properties officeooo:rsid="01c5c362" officeooo:paragraph-rsid="01c893d0"/>
    </style:style>
    <style:style style:name="P11" style:family="paragraph" style:parent-style-name="Text_20_body">
      <style:text-properties officeooo:rsid="01c893d0" officeooo:paragraph-rsid="01e38b5a"/>
    </style:style>
    <style:style style:name="P12" style:family="paragraph" style:parent-style-name="Text_20_body">
      <style:text-properties officeooo:rsid="01c893d0" officeooo:paragraph-rsid="01c893d0"/>
    </style:style>
    <style:style style:name="P13" style:family="paragraph" style:parent-style-name="Text_20_body">
      <style:text-properties officeooo:rsid="01f24f9b" officeooo:paragraph-rsid="01f24f9b"/>
    </style:style>
    <style:style style:name="P14" style:family="paragraph" style:parent-style-name="Text_20_body">
      <style:text-properties fo:font-weight="bold" officeooo:rsid="01c4553a" officeooo:paragraph-rsid="01c5b123" style:font-weight-asian="bold" style:font-weight-complex="bold"/>
    </style:style>
    <style:style style:name="P15" style:family="paragraph" style:parent-style-name="Text_20_body">
      <style:text-properties officeooo:rsid="01e38b5a" officeooo:paragraph-rsid="020fe738"/>
    </style:style>
    <style:style style:name="P16" style:family="paragraph" style:parent-style-name="Text_20_body">
      <style:text-properties officeooo:rsid="01c9e870" officeooo:paragraph-rsid="02114425"/>
    </style:style>
    <style:style style:name="P17" style:family="paragraph" style:parent-style-name="Text_20_body">
      <style:text-properties officeooo:rsid="01dacc69" officeooo:paragraph-rsid="0201c1bc"/>
    </style:style>
    <style:style style:name="P18" style:family="paragraph" style:parent-style-name="Text_20_body">
      <style:text-properties officeooo:rsid="01febd39" officeooo:paragraph-rsid="0201c1bc"/>
    </style:style>
    <style:style style:name="P19" style:family="paragraph" style:parent-style-name="Text_20_body">
      <style:text-properties officeooo:rsid="01c5b123" officeooo:paragraph-rsid="020d1596"/>
    </style:style>
    <style:style style:name="P20" style:family="paragraph" style:parent-style-name="Text_20_body">
      <style:text-properties officeooo:rsid="02081bec" officeooo:paragraph-rsid="02081bec"/>
    </style:style>
    <style:style style:name="P21" style:family="paragraph" style:parent-style-name="Text_20_body">
      <style:text-properties officeooo:rsid="020bb6de" officeooo:paragraph-rsid="020bb6de"/>
    </style:style>
    <style:style style:name="P22" style:family="paragraph" style:parent-style-name="Text_20_body">
      <style:text-properties officeooo:rsid="0205211d" officeooo:paragraph-rsid="020d1596"/>
    </style:style>
    <style:style style:name="P23" style:family="paragraph" style:parent-style-name="Text_20_body">
      <style:text-properties officeooo:rsid="021c8d44" officeooo:paragraph-rsid="021c8d44"/>
    </style:style>
    <style:style style:name="P24" style:family="paragraph" style:parent-style-name="Text_20_body">
      <style:text-properties officeooo:rsid="020a1ac4" officeooo:paragraph-rsid="023fcc9c"/>
    </style:style>
    <style:style style:name="P25" style:family="paragraph" style:parent-style-name="Text_20_body">
      <style:text-properties fo:font-style="normal" officeooo:rsid="01fdc0af" officeooo:paragraph-rsid="01fdc0af" style:font-style-asian="normal" style:font-style-complex="normal"/>
    </style:style>
    <style:style style:name="P26" style:family="paragraph" style:parent-style-name="Text_20_body">
      <style:text-properties fo:font-style="normal" officeooo:rsid="0252d291" officeooo:paragraph-rsid="0252d291" style:font-style-asian="normal" style:font-style-complex="normal"/>
    </style:style>
    <style:style style:name="P27" style:family="paragraph" style:parent-style-name="Text_20_body">
      <style:text-properties officeooo:rsid="021d6397" officeooo:paragraph-rsid="023fcc9c"/>
    </style:style>
    <style:style style:name="P28" style:family="paragraph" style:parent-style-name="Text_20_body" style:list-style-name="L1">
      <style:text-properties officeooo:paragraph-rsid="02036808"/>
    </style:style>
    <style:style style:name="P29" style:family="paragraph" style:parent-style-name="Text_20_body" style:list-style-name="L1">
      <style:text-properties style:font-name="Times New Roman2" officeooo:rsid="000525e4" officeooo:paragraph-rsid="01c5c362"/>
    </style:style>
    <style:style style:name="P30" style:family="paragraph" style:parent-style-name="Text_20_body">
      <style:text-properties officeooo:rsid="01f41dbc" officeooo:paragraph-rsid="01f41dbc"/>
    </style:style>
    <style:style style:name="P31" style:family="paragraph" style:parent-style-name="Text_20_body">
      <style:text-properties officeooo:rsid="02575024" officeooo:paragraph-rsid="02575024"/>
    </style:style>
    <style:style style:name="P32" style:family="paragraph" style:parent-style-name="Text_20_body">
      <style:text-properties officeooo:rsid="0263d56d" officeooo:paragraph-rsid="0263d56d"/>
    </style:style>
    <style:style style:name="P33" style:family="paragraph" style:parent-style-name="Text_20_body">
      <style:text-properties officeooo:rsid="0274e946" officeooo:paragraph-rsid="0289a271"/>
    </style:style>
    <style:style style:name="P34" style:family="paragraph" style:parent-style-name="Text_20_body">
      <style:text-properties officeooo:rsid="0289d581" officeooo:paragraph-rsid="0289d581"/>
    </style:style>
    <style:style style:name="P35" style:family="paragraph" style:parent-style-name="Heading_20_1" style:list-style-name="">
      <style:paragraph-properties fo:text-align="start" style:justify-single-word="false"/>
      <style:text-properties officeooo:rsid="01c0ab7b" officeooo:paragraph-rsid="01c0ab7b"/>
    </style:style>
    <style:style style:name="P36" style:family="paragraph" style:parent-style-name="Heading_20_1">
      <style:text-properties officeooo:paragraph-rsid="011840de"/>
    </style:style>
    <style:style style:name="P37" style:family="paragraph" style:parent-style-name="Heading_20_1">
      <style:paragraph-properties fo:break-before="page"/>
      <style:text-properties officeooo:rsid="01c0ab7b" officeooo:paragraph-rsid="01c0ab7b"/>
    </style:style>
    <style:style style:name="P38" style:family="paragraph" style:parent-style-name="Heading_20_2">
      <style:text-properties officeooo:rsid="01c4553a" officeooo:paragraph-rsid="01c4553a"/>
    </style:style>
    <style:style style:name="P39" style:family="paragraph" style:parent-style-name="Heading_20_2">
      <style:text-properties officeooo:rsid="021c8d44" officeooo:paragraph-rsid="021c8d44"/>
    </style:style>
    <style:style style:name="P40" style:family="paragraph" style:parent-style-name="Heading_20_2">
      <style:text-properties officeooo:rsid="020a1ac4" officeooo:paragraph-rsid="020a1ac4"/>
    </style:style>
    <style:style style:name="P41" style:family="paragraph" style:parent-style-name="Heading_20_2">
      <style:text-properties officeooo:rsid="01f24f9b" officeooo:paragraph-rsid="01f24f9b"/>
    </style:style>
    <style:style style:name="P42" style:family="paragraph" style:parent-style-name="Heading_20_2">
      <style:text-properties officeooo:paragraph-rsid="01c5c362"/>
    </style:style>
    <style:style style:name="P43" style:family="paragraph" style:parent-style-name="Heading_20_3">
      <style:text-properties officeooo:paragraph-rsid="0201c1bc"/>
    </style:style>
    <style:style style:name="P44" style:family="paragraph" style:parent-style-name="Heading_20_3">
      <style:text-properties officeooo:rsid="01f41dbc" officeooo:paragraph-rsid="02565116"/>
    </style:style>
    <style:style style:name="T1" style:family="text">
      <style:text-properties officeooo:rsid="01f0ec2b"/>
    </style:style>
    <style:style style:name="T2" style:family="text">
      <style:text-properties officeooo:rsid="0019e1cc"/>
    </style:style>
    <style:style style:name="T3" style:family="text">
      <style:text-properties officeooo:rsid="00131328"/>
    </style:style>
    <style:style style:name="T4" style:family="text">
      <style:text-properties officeooo:rsid="00134b7f"/>
    </style:style>
    <style:style style:name="T5" style:family="text">
      <style:text-properties officeooo:rsid="001bbd5f"/>
    </style:style>
    <style:style style:name="T6" style:family="text">
      <style:text-properties officeooo:rsid="002112c3"/>
    </style:style>
    <style:style style:name="T7" style:family="text">
      <style:text-properties officeooo:rsid="00222eba"/>
    </style:style>
    <style:style style:name="T8" style:family="text">
      <style:text-properties officeooo:rsid="0023f2e5"/>
    </style:style>
    <style:style style:name="T9" style:family="text">
      <style:text-properties officeooo:rsid="00270aed"/>
    </style:style>
    <style:style style:name="T10" style:family="text">
      <style:text-properties officeooo:rsid="0029575d"/>
    </style:style>
    <style:style style:name="T11" style:family="text">
      <style:text-properties officeooo:rsid="002adad7"/>
    </style:style>
    <style:style style:name="T12" style:family="text">
      <style:text-properties officeooo:rsid="0030e5d3"/>
    </style:style>
    <style:style style:name="T13" style:family="text">
      <style:text-properties officeooo:rsid="00310863"/>
    </style:style>
    <style:style style:name="T14" style:family="text">
      <style:text-properties officeooo:rsid="00397d44"/>
    </style:style>
    <style:style style:name="T15" style:family="text">
      <style:text-properties fo:font-weight="bold" style:font-weight-asian="bold" style:font-weight-complex="bold"/>
    </style:style>
    <style:style style:name="T16" style:family="text">
      <style:text-properties officeooo:rsid="005e9567"/>
    </style:style>
    <style:style style:name="T17" style:family="text">
      <style:text-properties officeooo:rsid="006368a4"/>
    </style:style>
    <style:style style:name="T18" style:family="text">
      <style:text-properties officeooo:rsid="007a3991"/>
    </style:style>
    <style:style style:name="T19" style:family="text">
      <style:text-properties style:font-name="Times New Roman2"/>
    </style:style>
    <style:style style:name="T20" style:family="text">
      <style:text-properties style:font-name="Times New Roman2" officeooo:rsid="01b438a7"/>
    </style:style>
    <style:style style:name="T21" style:family="text">
      <style:text-properties style:font-name="Times New Roman2" officeooo:rsid="01c4553a"/>
    </style:style>
    <style:style style:name="T22" style:family="text">
      <style:text-properties style:font-name="Times New Roman2" officeooo:rsid="000525e4"/>
    </style:style>
    <style:style style:name="T23" style:family="text">
      <style:text-properties style:font-name="Times New Roman2" officeooo:rsid="00750f04"/>
    </style:style>
    <style:style style:name="T24" style:family="text">
      <style:text-properties style:font-name="Times New Roman2" officeooo:rsid="01c89be6"/>
    </style:style>
    <style:style style:name="T25" style:family="text">
      <style:text-properties style:font-name="Times New Roman2" officeooo:rsid="01dacc69"/>
    </style:style>
    <style:style style:name="T26" style:family="text">
      <style:text-properties style:font-name="Times New Roman2" officeooo:rsid="01e03b4f"/>
    </style:style>
    <style:style style:name="T27" style:family="text">
      <style:text-properties style:font-name="Times New Roman2" officeooo:rsid="01febd39"/>
    </style:style>
    <style:style style:name="T28" style:family="text">
      <style:text-properties style:font-name="Times New Roman2" officeooo:rsid="02036808"/>
    </style:style>
    <style:style style:name="T29" style:family="text">
      <style:text-properties style:font-name="Times New Roman2" officeooo:rsid="0217e538"/>
    </style:style>
    <style:style style:name="T30" style:family="text">
      <style:text-properties style:font-name="Times New Roman2" officeooo:rsid="021834de"/>
    </style:style>
    <style:style style:name="T31" style:family="text">
      <style:text-properties style:font-name="Times New Roman2" officeooo:rsid="0236fbf3"/>
    </style:style>
    <style:style style:name="T32" style:family="text">
      <style:text-properties style:font-name="Times New Roman2" officeooo:rsid="024d49e3"/>
    </style:style>
    <style:style style:name="T33" style:family="text">
      <style:text-properties style:font-name="Times New Roman2" officeooo:rsid="025e1b35"/>
    </style:style>
    <style:style style:name="T34" style:family="text">
      <style:text-properties style:font-name="Times New Roman2" officeooo:rsid="025fc0ef"/>
    </style:style>
    <style:style style:name="T35" style:family="text">
      <style:text-properties style:font-name="Times New Roman2" officeooo:rsid="0260c2fe"/>
    </style:style>
    <style:style style:name="T36" style:family="text">
      <style:text-properties style:font-name="Times New Roman2" officeooo:rsid="02625a74"/>
    </style:style>
    <style:style style:name="T37" style:family="text">
      <style:text-properties style:font-name="Times New Roman2" officeooo:rsid="0262dd3b"/>
    </style:style>
    <style:style style:name="T38" style:family="text">
      <style:text-properties style:font-name="Times New Roman2" officeooo:rsid="026491e6"/>
    </style:style>
    <style:style style:name="T39" style:family="text">
      <style:text-properties style:font-name="Times New Roman2" officeooo:rsid="0267b353"/>
    </style:style>
    <style:style style:name="T40" style:family="text">
      <style:text-properties style:font-name="Times New Roman2" officeooo:rsid="026e79f0"/>
    </style:style>
    <style:style style:name="T41" style:family="text">
      <style:text-properties style:font-name="Times New Roman2" officeooo:rsid="026f4b06"/>
    </style:style>
    <style:style style:name="T42" style:family="text">
      <style:text-properties style:font-name="Times New Roman2" officeooo:rsid="027210b5"/>
    </style:style>
    <style:style style:name="T43" style:family="text">
      <style:text-properties officeooo:rsid="00d991f4"/>
    </style:style>
    <style:style style:name="T44" style:family="text">
      <style:text-properties fo:font-variant="normal" fo:text-transform="none" fo:color="#252525" style:font-name="sans-serif" fo:font-size="10.5pt" fo:letter-spacing="normal" fo:font-style="normal" fo:font-weight="normal"/>
    </style:style>
    <style:style style:name="T45" style:family="text">
      <style:text-properties fo:font-variant="normal" fo:text-transform="none" fo:color="#252525" style:font-name="sans-serif" fo:font-size="10.5pt" fo:letter-spacing="normal" fo:font-style="normal" fo:font-weight="normal" officeooo:rsid="01c12c29"/>
    </style:style>
    <style:style style:name="T46" style:family="text">
      <style:text-properties fo:font-variant="normal" fo:text-transform="none" fo:color="#252525" style:font-name="sans-serif" fo:font-size="10.5pt" fo:letter-spacing="normal" fo:font-style="normal" fo:font-weight="bold"/>
    </style:style>
    <style:style style:name="T47" style:family="text">
      <style:text-properties fo:font-variant="normal" fo:text-transform="none" fo:color="#252525" style:font-name="sans-serif" fo:font-size="10.5pt" fo:letter-spacing="normal" fo:font-style="italic" fo:font-weight="normal"/>
    </style:style>
    <style:style style:name="T4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9" style:family="text">
      <style:text-properties officeooo:rsid="01ace4af"/>
    </style:style>
    <style:style style:name="T50" style:family="text">
      <style:text-properties officeooo:rsid="01bf3ec2"/>
    </style:style>
    <style:style style:name="T51" style:family="text">
      <style:text-properties officeooo:rsid="01c4553a"/>
    </style:style>
    <style:style style:name="T52" style:family="text">
      <style:text-properties officeooo:rsid="01c50422"/>
    </style:style>
    <style:style style:name="T53" style:family="text">
      <style:text-properties officeooo:rsid="01c5b123"/>
    </style:style>
    <style:style style:name="T54" style:family="text">
      <style:text-properties officeooo:rsid="01c5c643"/>
    </style:style>
    <style:style style:name="T55" style:family="text">
      <style:text-properties officeooo:rsid="01c696d8"/>
    </style:style>
    <style:style style:name="T56" style:family="text">
      <style:text-properties officeooo:rsid="01c893d0"/>
    </style:style>
    <style:style style:name="T57" style:family="text">
      <style:text-properties officeooo:rsid="01c9e870"/>
    </style:style>
    <style:style style:name="T58" style:family="text">
      <style:text-properties officeooo:rsid="01cb6519"/>
    </style:style>
    <style:style style:name="T59" style:family="text">
      <style:text-properties officeooo:rsid="01cc2808"/>
    </style:style>
    <style:style style:name="T60" style:family="text">
      <style:text-properties officeooo:rsid="01ccf89c"/>
    </style:style>
    <style:style style:name="T61" style:family="text">
      <style:text-properties officeooo:rsid="01d745cf"/>
    </style:style>
    <style:style style:name="T62" style:family="text">
      <style:text-properties officeooo:rsid="01dc885b"/>
    </style:style>
    <style:style style:name="T63" style:family="text">
      <style:text-properties officeooo:rsid="01dd1dfa"/>
    </style:style>
    <style:style style:name="T64" style:family="text">
      <style:text-properties officeooo:rsid="01e907ee"/>
    </style:style>
    <style:style style:name="T65" style:family="text">
      <style:text-properties officeooo:rsid="01ea2e99"/>
    </style:style>
    <style:style style:name="T66" style:family="text">
      <style:text-properties officeooo:rsid="01f0378f"/>
    </style:style>
    <style:style style:name="T67" style:family="text">
      <style:text-properties officeooo:rsid="01f3d853"/>
    </style:style>
    <style:style style:name="T68" style:family="text">
      <style:text-properties officeooo:rsid="01f61640"/>
    </style:style>
    <style:style style:name="T69" style:family="text">
      <style:text-properties officeooo:rsid="01fdc0af"/>
    </style:style>
    <style:style style:name="T70" style:family="text">
      <style:text-properties officeooo:rsid="01ff9feb"/>
    </style:style>
    <style:style style:name="T71" style:family="text">
      <style:text-properties officeooo:rsid="0201c1bc"/>
    </style:style>
    <style:style style:name="T72" style:family="text">
      <style:text-properties officeooo:rsid="0204932e"/>
    </style:style>
    <style:style style:name="T73" style:family="text">
      <style:text-properties officeooo:rsid="0205211d"/>
    </style:style>
    <style:style style:name="T74" style:family="text">
      <style:text-properties officeooo:rsid="020a1ac4"/>
    </style:style>
    <style:style style:name="T75" style:family="text">
      <style:text-properties officeooo:rsid="020b4636"/>
    </style:style>
    <style:style style:name="T76" style:family="text">
      <style:text-properties officeooo:rsid="020b8c05"/>
    </style:style>
    <style:style style:name="T77" style:family="text">
      <style:text-properties officeooo:rsid="020e5715"/>
    </style:style>
    <style:style style:name="T78" style:family="text">
      <style:text-properties officeooo:rsid="020fe738"/>
    </style:style>
    <style:style style:name="T79" style:family="text">
      <style:text-properties officeooo:rsid="0211375e"/>
    </style:style>
    <style:style style:name="T80" style:family="text">
      <style:text-properties officeooo:rsid="02114425"/>
    </style:style>
    <style:style style:name="T81" style:family="text">
      <style:text-properties officeooo:rsid="0214471d"/>
    </style:style>
    <style:style style:name="T82" style:family="text">
      <style:text-properties officeooo:rsid="021633aa"/>
    </style:style>
    <style:style style:name="T83" style:family="text">
      <style:text-properties officeooo:rsid="021d6397"/>
    </style:style>
    <style:style style:name="T84" style:family="text">
      <style:text-properties officeooo:rsid="022c754e"/>
    </style:style>
    <style:style style:name="T85" style:family="text">
      <style:text-properties officeooo:rsid="022da437"/>
    </style:style>
    <style:style style:name="T86" style:family="text">
      <style:text-properties officeooo:rsid="022edd49"/>
    </style:style>
    <style:style style:name="T87" style:family="text">
      <style:text-properties officeooo:rsid="0232616f"/>
    </style:style>
    <style:style style:name="T88" style:family="text">
      <style:text-properties officeooo:rsid="0235dace"/>
    </style:style>
    <style:style style:name="T89" style:family="text">
      <style:text-properties officeooo:rsid="0236fbf3"/>
    </style:style>
    <style:style style:name="T90" style:family="text">
      <style:text-properties officeooo:rsid="0243d833"/>
    </style:style>
    <style:style style:name="T91" style:family="text">
      <style:text-properties officeooo:rsid="0243dffe"/>
    </style:style>
    <style:style style:name="T92" style:family="text">
      <style:text-properties officeooo:rsid="0245f591"/>
    </style:style>
    <style:style style:name="T93" style:family="text">
      <style:text-properties officeooo:rsid="0246548b"/>
    </style:style>
    <style:style style:name="T94" style:family="text">
      <style:text-properties officeooo:rsid="024ac574"/>
    </style:style>
    <style:style style:name="T95" style:family="text">
      <style:text-properties officeooo:rsid="025104f5"/>
    </style:style>
    <style:style style:name="T96" style:family="text">
      <style:text-properties officeooo:rsid="025924c3"/>
    </style:style>
    <style:style style:name="T97" style:family="text">
      <style:text-properties officeooo:rsid="02592fd2"/>
    </style:style>
    <style:style style:name="T98" style:family="text">
      <style:text-properties officeooo:rsid="025aaec2"/>
    </style:style>
    <style:style style:name="T99" style:family="text">
      <style:text-properties officeooo:rsid="025d73d8"/>
    </style:style>
    <style:style style:name="T100" style:family="text">
      <style:text-properties officeooo:rsid="0263d56d"/>
    </style:style>
    <style:style style:name="T101" style:family="text">
      <style:text-properties officeooo:rsid="0265c67e"/>
    </style:style>
    <style:style style:name="T102" style:family="text">
      <style:text-properties officeooo:rsid="02678e6a"/>
    </style:style>
    <style:style style:name="T103" style:family="text">
      <style:text-properties officeooo:rsid="0267b353"/>
    </style:style>
    <style:style style:name="T104" style:family="text">
      <style:text-properties officeooo:rsid="0269cdef"/>
    </style:style>
    <style:style style:name="T105" style:family="text">
      <style:text-properties officeooo:rsid="026f4b06"/>
    </style:style>
    <style:style style:name="T106" style:family="text">
      <style:text-properties officeooo:rsid="0270b78e"/>
    </style:style>
    <style:style style:name="T107" style:family="text">
      <style:text-properties officeooo:rsid="0276b285"/>
    </style:style>
    <style:style style:name="T108" style:family="text">
      <style:text-properties officeooo:rsid="0276c903"/>
    </style:style>
    <style:style style:name="T109" style:family="text">
      <style:text-properties officeooo:rsid="0287d070"/>
    </style:style>
    <style:style style:name="T110" style:family="text">
      <style:text-properties officeooo:rsid="028afc8a"/>
    </style:style>
    <style:style style:name="T111" style:family="text">
      <style:text-properties officeooo:rsid="028cd9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6">Über die</text:span> Kausalität</text:p>
      <text:p text:style-name="P1"/>
      <text:h text:style-name="Heading_20_1" text:outline-level="1">Einleitung</text:h>
      <text:p text:style-name="Text_20_body">Während man normalerweise die Frage stellt wie etwas funktioniert, möchte ich hier das eine oder andere Konzept <text:span text:style-name="T5">wie „funktionieren“ funktionieren kann </text:span>vorstellen.</text:p>
      <text:p text:style-name="Text_20_body">Aufgrund meiner Profession <text:span text:style-name="T8">als Software Entwickler,</text:span> beschäftige ich mich viel damit wie etwas funktioniert bzw. funktionieren muss um ein <text:span text:style-name="T12">spezifisches</text:span> Problem zu lösen <text:span text:style-name="T13">oder eine virtuelle aber auch reale Umgebung zu schaffen</text:span>.</text:p>
      <text:p text:style-name="Text_20_body">Speziell in der heutigen Zeit der „<text:span text:style-name="T9">m</text:span>ulticore“ Prozessoren, <text:span text:style-name="T11">des Internets</text:span> <text:span text:style-name="T10">und dem Bedarf an hochkomplexer Software</text:span> stellt uns <text:span text:style-name="T4">das</text:span> klassische Ausführung<text:span text:style-name="T4">smodell</text:span> vor <text:span text:style-name="T14">spürbare </text:span>Probleme.</text:p>
      <text:p text:style-name="Text_20_body">Daher werde ich versuchen hier die von mir bisher identifizierten Konzepte von Kausalität, <text:span text:style-name="T6">welche schon seit geraumer Zeit</text:span> <text:span text:style-name="T43">Teil meiner Anschauung sind, </text:span>festzuhalten und <text:span text:style-name="T7">i</text:span>hre Charakteristika zu umreißen.</text:p>
      <text:h text:style-name="P35" text:outline-level="1"/>
      <text:h text:style-name="P37" text:outline-level="1"><text:span text:style-name="T54">Die K</text:span>a<text:span text:style-name="T66">u</text:span>salität</text:h>
      <text:p text:style-name="P4"><text:span text:style-name="T50">„</text:span><text:span text:style-name="T46">Kausalität</text:span><text:span text:style-name="T44"> (</text:span><text:a xlink:type="simple" xlink:href="https://de.wikipedia.org/wiki/Latein" text:style-name="Internet_20_link" text:visited-style-name="Visited_20_Internet_20_Link"><text:span text:style-name="T48">lat.</text:span></text:a><text:span text:style-name="T44"> </text:span><text:span text:style-name="T47">causa</text:span><text:span text:style-name="T44"> „Ursache“) ist die Beziehung zwischen </text:span><text:span text:style-name="T47">Ursache</text:span><text:span text:style-name="T44"> und </text:span><text:span text:style-name="T47">Wirkung</text:span><text:span text:style-name="T44">, betrifft also die Abfolge aufeinander bezogener Ereignisse und Zustände. Oder: Ein </text:span><text:a xlink:type="simple" xlink:href="https://de.wikipedia.org/wiki/Ereignis" text:style-name="Internet_20_link" text:visited-style-name="Visited_20_Internet_20_Link"><text:span text:style-name="T48">Ereignis</text:span></text:a><text:span text:style-name="T44"> oder der Zustand </text:span><text:span text:style-name="T47">A</text:span><text:span text:style-name="T44"> ist die Ursache für die Wirkung </text:span><text:span text:style-name="T47">B</text:span><text:span text:style-name="T44">, wenn </text:span><text:span text:style-name="T47">B</text:span><text:span text:style-name="T44"> von </text:span><text:span text:style-name="T47">A</text:span><text:span text:style-name="T44"> herbeigeführt wird.“ </text:span><text:span text:style-name="T45">Wikipedia</text:span></text:p>
      <text:p text:style-name="P5">Da ich diese Definition als Ungenau empfinde möchte ich diese hier etwas umdefinieren zu:</text:p>
      <text:p text:style-name="P5">„Kausalität <text:span text:style-name="T84">ist die Notwendigkeit als Folge einer Informationsänderung innerhalb eines Systems eine Information zu verändern</text:span>“. <text:span text:style-name="T85">Zustandsänderung impliziert eine Zustandsänderung. </text:span>Diese Informationsänderung<text:span text:style-name="T51">en</text:span> <text:span text:style-name="T85">nennt man eine Wirkung</text:span>.</text:p>
      <text:p text:style-name="P6">Also: <text:span text:style-name="T15">Wirkung ==&gt; Wirkung</text:span></text:p>
      <text:h text:style-name="P38" text:outline-level="2"><text:span text:style-name="T53">Der k</text:span>ausale Fluss</text:h>
      <text:p text:style-name="P6">Ein kausaler Fluss ist schlicht die <text:span text:style-name="T72">Fortführung</text:span> der Kausalität:</text:p>
      <text:p text:style-name="P14">Wirkung ==&gt; Wirkung ==&gt; Wirkung ==&gt; …</text:p>
      <text:h text:style-name="P39" text:outline-level="2">Die Synchronität</text:h>
      <text:p text:style-name="P23">Systeme können eine Synchronität aufweisen. Diese besagt in welchem Teil eines Systems sich eine bestimmte Wirkung <text:span text:style-name="T86">synchron</text:span> auswirken muss. <text:span text:style-name="T83">Ein Beispiel wäre eine Kraftwirkung auf einen elastischen Ball. Während der Wirkung anliegende Teile des Balls direkt also synchron betroffen sind, sind nicht direkt anliegende Teile erst in Folge betroffen. Im Gegensatz zum plastischen Ball dessen entfernteste Teile ebenfalls sofort betroffen wären.</text:span></text:p>
      <text:h text:style-name="P40" text:outline-level="2">Die Macht einer Wirkung</text:h>
      <text:p text:style-name="P24">Die Macht einer Wirkung ist ein Maß der <text:span text:style-name="T90">durch eine Wirkung verursachten</text:span> Informationsänderung. <text:span text:style-name="T83">Hier muss man zwischen direkter und indirekter Macht differenzieren. Die direkte Macht ist synchrone Informationsänderung. Während die indirekte Macht der asynchrone Teil der Informationsänderung ist.</text:span></text:p>
      <text:p text:style-name="P27">Ein Gedankenexperiment hierzu wären das Newtonpendel mit 6 Kugeln. Nehmen wir an, die Kugeln wären Perfekt plastisch, so findet die Wirkung zwischen Kugel A und B statt wirkt sich jedoch direkt auf alle anderen Kugeln bis zu Kugel F aus. Die Bewegung von Kugel F hingegen ist indirekte Macht.</text:p>
      <text:h text:style-name="Heading_20_2" text:outline-level="2">Der Tick</text:h>
      <text:p text:style-name="P21">Als Tick bezeichnen wir eine anhand von Kriterien definierte Zustandsänderung eines Systems <text:span text:style-name="T91">welche von n Wirkungen verursacht wird.</text:span></text:p>
      <text:h text:style-name="Heading_20_2" text:outline-level="2"><text:soft-page-break/><text:span text:style-name="T54">Die </text:span>Zeit</text:h>
      <text:p text:style-name="P19">Während wir Zeit als einen <text:span text:style-name="T58">nicht fassbaren</text:span> integralen <text:span text:style-name="T54">Grundbaustein</text:span> unserer Welt betrachten, kennt das kausale System „Zeit“ nur als Ausdruck der Kausalität. Das was geschieht geschieht nicht innerhalb einer gewissen Zeit. Zeit ist hier „<text:span text:style-name="T59">nur“ </text:span>ein <text:span text:style-name="T74">Ausdruck der direkten Macht der Wirkungen</text:span> <text:span text:style-name="T73">im Rahmen einer Betrachtung</text:span>, also <text:span text:style-name="T72">wie viel Information in einem Tick verändert wird</text:span>.</text:p>
      <text:p text:style-name="P22">Betrachten wir also ein System in welchem viel Information verändert werden muss um das System von Zustand A in Zustand B zu überführen so wird die Zeit hier „langsamer“ vergehen als in einem System in welchem weniger Information verändert werden muss um den selben Effekt zu erzielen.</text:p>
      <text:p text:style-name="P20">Wird eine mechanische Uhr also auf der Sonnenoberfläche ticken, so wird sie dies im Vergleich zu einer Uhr auf der Erde langsamer tun, da die Beziehungsinformation des Materials zur <text:span text:style-name="T75">u</text:span>mgebenden Materie weitaus umfangreicher <text:span text:style-name="T75">ist</text:span> und somit die Zustandsänderung eine größere Informationsänderung <text:span text:style-name="T76">bewirken muss, wobei mit zunehmenden Abstand (r²) die Quantität der Änderungen selbst kleiner werden und die Uhr somit auch mit zunehmender Distanz schneller tickt.</text:span></text:p>
      <text:h text:style-name="P36" text:outline-level="1"><text:span text:style-name="T92">Das </text:span>System</text:h>
      <text:p text:style-name="P3"><text:span text:style-name="T52">W</text:span>ir <text:span text:style-name="T52">können</text:span> entsprechend <text:span text:style-name="T16">der Natur des</text:span> kausalen <text:span text:style-name="T51">Flusses</text:span> zwischen diskreten und stetigen System<text:span text:style-name="T16">en</text:span> unterscheiden.</text:p>
      <text:p text:style-name="P8">Hier <text:span text:style-name="T72">muss</text:span> beachtet werden, dass der stetige Fall eine schwer fassbare Eigenschaft aufweist, eben die Stetigkeit, welche wir hier erst in einer späteren Fassung dieses Dokuments behandeln werden.</text:p>
      <text:h text:style-name="P41" text:outline-level="2"><text:span text:style-name="T93">Die </text:span>Information</text:h>
      <text:h text:style-name="Heading_20_3" text:outline-level="3">Die atomare Information</text:h>
      <text:p text:style-name="P17">Als atomare Information betrachten wir eine einzelne <text:span text:style-name="T62">nicht weiter präzisierte </text:span>Aussage über das Objekt unserer Betrachtung. Kurz eine Eigenschaft.</text:p>
      <text:h text:style-name="P43" text:outline-level="3">Die <text:span text:style-name="T70">Informationseinheit (Entität)</text:span></text:h>
      <text:p text:style-name="P18">Als Entität betrachten wir eine <text:span text:style-name="T87">Gruppe</text:span> von Informationen. Eine Entität wäre zum Beispiel ein Massepunkt dessen <text:span text:style-name="T94">atomare </text:span>Information hier Masse und Position wären.</text:p>
      <text:h text:style-name="Heading_20_3" text:outline-level="3">Die <text:span text:style-name="T71">kohärente</text:span> Information</text:h>
      <text:p text:style-name="P12">Als kohärente Information betrachten wir ein<text:span text:style-name="T88">e</text:span> oder mehrere <text:span text:style-name="T60">atomare Informationen</text:span>, welche durch isoliert <text:span text:style-name="T59">betrachtete</text:span> Wirkung <text:span text:style-name="T61">im Sinne des Eingabe/Ausgabe Prinzips </text:span>verbunden sind. <text:span text:style-name="T63">Ein kausaler Fluss an einer einzigen kohärenten Information deren atomare Bestandteile nicht Teil einer anderen kohärenten Information sind, kann zu einer einzigen Wirkung abstrahiert/integriert werden.</text:span></text:p>
      <text:h text:style-name="Heading_20_3" text:outline-level="3"><text:soft-page-break/>Die geteilte atomare Information</text:h>
      <text:p text:style-name="P13">Eine atomare <text:span text:style-name="T71">Information</text:span> kann Teil mehrerer <text:span text:style-name="T71">kohärenter</text:span> Informationen sein und bildet somit die Grundlage <text:span text:style-name="T67">der Interaktion </text:span>nichtlinearer Systeme.</text:p>
      <text:h text:style-name="P42" text:outline-level="2"><text:span text:style-name="T54">Das l</text:span>ineare System</text:h>
      <text:p text:style-name="P3">Sowohl diskrete als auch stetige lineare Systeme <text:span text:style-name="T18">bestehen aus genau einem linearen, also verzweigungsfreien, kausalen Fluss</text:span>.</text:p>
      <text:p text:style-name="P8">Das lineare System besteht aus genau einer kohärenten Information.</text:p>
      <text:p text:style-name="Heading">Beispiele</text:p>
      <text:list xml:id="list1416338982461094461" text:style-name="L1">
        <text:list-item>
          <text:p text:style-name="P29"><text:span text:style-name="T17">Das strikt sequentielle (singlethreaded)</text:span> Programm <text:span text:style-name="T17">ist genau eine Abfolge von Wirkungen auf eine kohärente Information. Die kohärente Information wäre hier der Inhalt des globalen Scopes und der daraufgelegten Scopes.</text:span></text:p>
        </text:list-item>
        <text:list-item>
          <text:p text:style-name="P28"><text:span text:style-name="T21">Ein System z</text:span><text:span text:style-name="T22">wei</text:span><text:span text:style-name="T21">er</text:span><text:span text:style-name="T22"> </text:span><text:span text:style-name="T23">miteinander wechselwirkender</text:span><text:span text:style-name="T22"> Massepunkte </text:span><text:span text:style-name="T21">ist genau ein </text:span><text:span text:style-name="T26">kausaler Fluss</text:span><text:span text:style-name="T21">.<text:line-break/></text:span><text:span text:style-name="T28">Die Information</text:span><text:span text:style-name="T32">en</text:span><text:span text:style-name="T28"> über Masse und Position eines jeden Massepunktes </text:span><text:span text:style-name="T32">können</text:span><text:span text:style-name="T28"> zu einer Entität zusammengefasst werden.<text:line-break/></text:span><text:span text:style-name="T21">D</text:span><text:span text:style-name="T24">ie </text:span><text:span text:style-name="T31">kohärente</text:span><text:span text:style-name="T24"> Information</text:span><text:span text:style-name="T21"> wäre hier Masse und Position beider Massepunkte. Also die Menge der </text:span><text:span text:style-name="T24">für diese Wirkung relevanten </text:span><text:span text:style-name="T25">atomaren Informationen</text:span><text:span text:style-name="T21"> von M1 und M2.<text:line-break/></text:span><text:span text:style-name="T26">Die Abstraktion erfolgt hier üblicherweise in Form einer Integration.</text:span></text:p>
        </text:list-item>
      </text:list>
      <text:h text:style-name="Heading_20_3" text:outline-level="3">Zeit <text:span text:style-name="T54">im linearen System</text:span></text:h>
      <text:p text:style-name="P9">In solche<text:span text:style-name="T55">n</text:span> Systemen ist die Zeit als lineares „ticken“ von Wirkungen sehr einfach gestrickt und somit gut greifbar. Zur Anschauung können wir <text:span text:style-name="T56">die Idee einer</text:span> Uhr in egal welcher Ausprägung betrachten.</text:p>
      <text:p text:style-name="P10">Egal ob wir von einer Sanduhr, einer <text:span text:style-name="T57">m</text:span>echanischen, einer Quar<text:span text:style-name="T89">t</text:span>z- oder Atomuhr sprechen, müssen wir nach eingehender Betrachtung feststellen, dass der Schöpfer dieser Uhr darauf bedacht war die Vorgänge innerhalb der Uhr auf eine <text:span text:style-name="T56">einzige kohärente</text:span> Information zu reduzieren und somit ein möglichst isoliertes lineares System herzustellen.</text:p>
      <text:p text:style-name="P11">Auf der einen Seite werden <text:span text:style-name="T57">a</text:span>ufgrund der Bauweise nicht lineare <text:span text:style-name="T57">Vorgänge z.B. im Material einen gewissen „nicht Determinismus“ also <text:s/>Ungenauigkeit hervorrufen.</text:span></text:p>
      <text:p text:style-name="P15">Während also die mechanische Uhr auf ein möglichst homogenes <text:span text:style-name="T77">aber auch massearmes</text:span> Material angewiesen ist, welches möglichst wenig nichtlineare Einflüsse an das lineare System des Uhrwerks weitergibt <text:span text:style-name="T77">und andererseits möglichst wenig direkte Macht erfordert</text:span>, ist <text:s/>die Atomuhr die genauste <text:span text:style-name="T77">und am feinsten granulierte</text:span> da es hier am wenigsten Nichtlinearität <text:span text:style-name="T77">und Information</text:span> im <text:span text:style-name="T79">System </text:span>gibt und somit das „Uhrwerk“ <text:span text:style-name="T77">den</text:span> <text:span text:style-name="T77">geringsten</text:span> Einflüssen unterliegt <text:span text:style-name="T78">und am wenigsten Information pro Tick verändern muss.</text:span></text:p>
      <text:p text:style-name="P16"><text:soft-page-break/>Auf der anderen Seite kann eine solche Uhr nicht vollständig isoliert werden und wird den „großen“ nicht linearen Einflüssen der Umwelt wie der Gravitation, der Beschleunigungskräfte und anderer unterliegen <text:span text:style-name="T80">wodurch „große“ direkte Macht zur Zustandsänderung gewirkt werden muss. </text:span>Daraus ergibt sich, dass betrachtete Uhr in <text:span text:style-name="T80">unterschiedlichen</text:span> Umgebungen <text:span text:style-name="T80">unterschiedlich</text:span> „schnell“ tickt.</text:p>
      <text:h text:style-name="Heading_20_2" text:outline-level="2">Nicht<text:span text:style-name="T3">l</text:span>ineare Systeme <text:span text:style-name="T104">(nlS)</text:span></text:h>
      <text:p text:style-name="P7">Wirklich interessant <text:span text:style-name="T95">wird ein</text:span> kausale<text:span text:style-name="T95">r</text:span> Fl<text:span text:style-name="T95">uss</text:span> innerhalb nichtlinearer Systeme. Während das <text:span text:style-name="T64">ideale </text:span>lineare System aus eine<text:span text:style-name="T65">r</text:span> einzigen <text:span text:style-name="T81">kohärenten</text:span> Information besteht, besteht das nicht lineare System aus <text:span text:style-name="T95">mindestens zwei</text:span> <text:span text:style-name="T81">kohärenten</text:span> Informationen <text:span text:style-name="T65">von welchen mindestens zwei eine geteilte atomare Information gemein haben</text:span>. <text:span text:style-name="T68">Die geteilte Information dient hier als Verbindungsglied zwischen den kausalen Flüssen.</text:span></text:p>
      <text:p text:style-name="P30">Im nichtlineare<text:span text:style-name="T68">n unterscheiden wir mindestens zwei mögliche Systemtypen welche als Aussagen über die Natur der geteilten Information zu verstehen sind.</text:span></text:p>
      <text:h text:style-name="P44" text:outline-level="3">Zeit im nichtlinearen System</text:h>
      <text:p text:style-name="P31">Im <text:span text:style-name="T106">nlS</text:span> ist Zeit hochgradig <text:span text:style-name="T97">asymmetrisch</text:span> und hängt vo<text:span text:style-name="T99">m jeweiligen Tick</text:span> und <text:span text:style-name="T99">seiner</text:span> Umgebung ab. Jedoch können große in bestimmten Aspekten homogene Systeme als eine Art Machtstabilisator fungieren indem sie kleinen Wirkungen <text:span text:style-name="T96">die Notwendigkeit g</text:span>roße<text:span text:style-name="T96">r</text:span> <text:span text:style-name="T98">direkter </text:span>Macht aufzwingen wodurch die <text:span text:style-name="T96">D</text:span>ifferenz zwischen der <text:span text:style-name="T98">direkten </text:span>Macht der einen und der <text:span text:style-name="T98">direkten </text:span>Macht der anderen Wirkung <text:span text:style-name="T97">im Verhältnis zur benötigten direkten Macht </text:span>„vernachlässigbar“ wird.</text:p>
      <text:h text:style-name="Heading_20_3" text:outline-level="3"><text:span text:style-name="T69">Das w</text:span>irkgetriebe<text:span text:style-name="T82">ne</text:span> <text:span text:style-name="T103">nichtlineare System</text:span></text:h>
      <text:p text:style-name="P25"><text:span text:style-name="T20">I</text:span><text:span text:style-name="T19">n einem </text:span><text:span text:style-name="T29">w</text:span><text:span text:style-name="T19">irkgetriebenen </text:span><text:span text:style-name="T41">n</text:span><text:span text:style-name="T40">lS</text:span><text:span text:style-name="T19"> </text:span><text:span text:style-name="T27">stellen die geteilten Informationen einen Teil von </text:span><text:span text:style-name="T38">beschreibenden </text:span><text:span text:style-name="T30">Entitäten</text:span><text:span text:style-name="T27"> dar. </text:span><text:span text:style-name="T39">Dieses </text:span><text:span text:style-name="T41">n</text:span><text:span text:style-name="T40">lS</text:span><text:span text:style-name="T39"> </text:span><text:span text:style-name="T42">ist</text:span><text:span text:style-name="T39"> Grundlage für Abstraktionen wie dem signalgetriebenen </text:span><text:span text:style-name="T41">n</text:span><text:span text:style-name="T40">lS</text:span><text:span text:style-name="T39">.</text:span></text:p>
      <text:p text:style-name="P26"><text:span text:style-name="T27">E</text:span><text:span text:style-name="T19">in Beispiel wären drei Massepunkte welche miteinander interagieren. In einem solchen System gibt es drei kohärente Informationen. </text:span><text:span text:style-name="T35">Hier teilen</text:span><text:span text:style-name="T33"> immer zwei kohärente Informationen atomare Infromation </text:span><text:span text:style-name="T34">welche Teil eines Mass</text:span><text:span text:style-name="T37">e</text:span><text:span text:style-name="T34">punktes </text:span><text:span text:style-name="T36">ist</text:span><text:span text:style-name="T33">.</text:span></text:p>
      <text:h text:style-name="Heading_20_3" text:outline-level="3"><text:span text:style-name="T100">Das s</text:span>ignalgetriebe <text:span text:style-name="T103">nichtlineare System</text:span></text:h>
      <text:p text:style-name="P32">In einem signalgetriebenen <text:span text:style-name="T105">nlS</text:span> stellen die geteilten Informationen <text:span text:style-name="T101">eigens dafür definierte</text:span> Entitäten also Signale dar. <text:span text:style-name="T102">Hierbei handelt es sich um eine Abstraktion des wirkungsgetriebenen nichtlinearen Systems. Das signalgetriebene nlS zeichnet sich durch die Entkopplung der nicht signalisierenden Entitäten aus. Dieser Umstand erlaubt Wirkungen mit minimaler direkter aber großer indirekter Macht.</text:span></text:p>
      <text:p text:style-name="P33">Ein Beispiel hierfür wären drei miteinan<text:span text:style-name="T107">d</text:span>er <text:span text:style-name="T108">kommunizierende</text:span> Menschen. <text:span text:style-name="T108">Dieses System besteht aus sechs kohärenten Informationen wobei die geteilten Informationen einzig die atomare Information der Signale ist.</text:span> <text:span text:style-name="T109">Während die Wirkung des Aktes des Kommunizierens kaum Auswirkungen hat, kann die Wirkung der Kommunikation selber enorme Auswirkungen haben.</text:span></text:p>
      <text:p text:style-name="P34"><text:soft-page-break/>Es scheint, dass die Natur selber eine Vielzahl signalgetriebener nlS herausgebildet hat. Wir brauchen nur uns selber oder aber auch unsere Welt betrachten und werden unzählige Beispiele finden. Durch die Verlagerung der Macht ins indirekte liegen die Vorteile eines solchen nlS allerdings auch klar auf der Hand.</text:p>
      <text:p text:style-name="P34"/>
      <text:p text:style-name="P34">In der Informatik bietet uns das signalgetriebene <text:span text:style-name="T110">nlS</text:span> die Möglichkeit bereits existierende signalgetriebene Ressourcen neu zu betrachten und zu nutzen.</text:p>
      <text:p text:style-name="P2"><text:span text:style-name="T49">Meine</text:span> Referenzimplementierung eines signalgetriebenen <text:span text:style-name="T111">n</text:span>ichtlinearen System ist auf <text:a xlink:type="simple" xlink:href="https://github.com/RalphBariz/FLOW" text:style-name="Internet_20_link" text:visited-style-name="Visited_20_Internet_20_Link">GitHub</text:a> verfüg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3" svg:font-family="'Times New Roman'" style:font-adornments="Kursiv"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start" style:justify-single-word="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style:font-name="Times New Roman2" fo:font-family="'Times New Roman'" style:font-family-generic="roman" style:font-pitch="variable" fo:font-size="130%" fo:font-weight="bold" officeooo:rsid="0035a16e"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Times New Roman2" fo:font-family="'Times New Roman'"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Illustration" style:family="paragraph" style:parent-style-name="Caption" style:class="extra">
      <style:text-properties style:font-name="Times New Roman3" fo:font-family="'Times New Roman'" style:font-style-name="Kursiv" style:font-family-generic="roman" style:font-pitch="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Standard" style:font-family-generic="roman" style:font-pitch="variable"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Standard" style:font-family-generic="roman" style:font-pitch="variable" style:font-size-asian="10.5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1f0ec2b"/>
    </style:style>
    <style:style style:name="MT2" style:family="text">
      <style:text-properties officeooo:rsid="0019e1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Über die</text:span> Kausalität<text:tab/><text:tab/>Ralph Alexander Bariz</text:p>
      </style:header>
      <style:footer>
        <text:p text:style-name="Footer"><text:span text:style-name="MT2">2016-11-22</text:span><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0:42:45.682000000</meta:creation-date>
    <dc:date>2017-01-15T13:36:17.404213381</dc:date>
    <meta:editing-duration>PT17H32M26S</meta:editing-duration>
    <meta:editing-cycles>502</meta:editing-cycles>
    <meta:generator>LibreOffice/5.1.4.2$Linux_X86_64 LibreOffice_project/10m0$Build-2</meta:generator>
    <meta:document-statistic meta:table-count="0" meta:image-count="0" meta:object-count="0" meta:page-count="6" meta:paragraph-count="65" meta:word-count="1450" meta:character-count="10528" meta:non-whitespace-character-count="9143"/>
  </office:meta>
</office:document-meta>
</file>